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A3E3B30B.png"/>
  <manifest:file-entry manifest:media-type="image/png" manifest:full-path="Pictures/10000201000001F4000002B91ED80D34.png"/>
  <manifest:file-entry manifest:media-type="image/png" manifest:full-path="Pictures/10000201000001F4000002B9D91C7B02.png"/>
  <manifest:file-entry manifest:media-type="image/png" manifest:full-path="Pictures/10000201000001F4000002B9D0B9AB3B.png"/>
  <manifest:file-entry manifest:media-type="image/png" manifest:full-path="Pictures/10000201000001F4000002B961E2D6E1.png"/>
  <manifest:file-entry manifest:media-type="image/png" manifest:full-path="Pictures/10000201000001F4000002B946B37BB1.png"/>
  <manifest:file-entry manifest:media-type="image/png" manifest:full-path="Pictures/10000201000001F4000002B954C2E302.png"/>
  <manifest:file-entry manifest:media-type="image/png" manifest:full-path="Pictures/10000201000001F4000002B985421714.png"/>
  <manifest:file-entry manifest:media-type="image/png" manifest:full-path="Pictures/10000201000001F4000002B91EA17F3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2" text:anchor-type="paragraph" svg:width="6.301cm" svg:height="8.781cm" draw:z-index="0"><draw:image xlink:href="Pictures/10000201000001F4000002B9D0B9AB3B.png" xlink:type="simple" xlink:show="embed" xlink:actuate="onLoad"/></draw:frame><draw:frame draw:style-name="fr2" draw:name="Afbeeldingen3" text:anchor-type="paragraph" svg:x="-0.949cm" svg:y="0cm" svg:width="6.301cm" svg:height="8.781cm" draw:z-index="1"><draw:image xlink:href="Pictures/10000201000001F4000002B946B37BB1.png" xlink:type="simple" xlink:show="embed" xlink:actuate="onLoad"/></draw:frame><draw:frame draw:style-name="fr2" draw:name="Afbeeldingen1" text:anchor-type="paragraph" svg:x="11.649cm" svg:y="0cm" svg:width="6.301cm" svg:height="8.781cm" draw:z-index="2"><draw:image xlink:href="Pictures/10000201000001F4000002B985421714.png" xlink:type="simple" xlink:show="embed" xlink:actuate="onLoad"/></draw:frame><draw:frame draw:style-name="fr2" draw:name="Afbeeldingen4" text:anchor-type="paragraph" svg:x="5.35cm" svg:y="8.779cm" svg:width="6.301cm" svg:height="8.781cm" draw:z-index="3"><draw:image xlink:href="Pictures/10000201000001F4000002B961E2D6E1.png" xlink:type="simple" xlink:show="embed" xlink:actuate="onLoad"/></draw:frame><draw:frame draw:style-name="fr2" draw:name="Afbeeldingen6" text:anchor-type="paragraph" svg:x="-0.949cm" svg:y="8.779cm" svg:width="6.301cm" svg:height="8.781cm" draw:z-index="4"><draw:image xlink:href="Pictures/10000201000001F4000002B9D91C7B02.png" xlink:type="simple" xlink:show="embed" xlink:actuate="onLoad"/></draw:frame><draw:frame draw:style-name="fr2" draw:name="Afbeeldingen5" text:anchor-type="paragraph" svg:x="11.649cm" svg:y="8.779cm" svg:width="6.301cm" svg:height="8.781cm" draw:z-index="5"><draw:image xlink:href="Pictures/10000201000001F4000002B9A3E3B30B.png" xlink:type="simple" xlink:show="embed" xlink:actuate="onLoad"/></draw:frame><draw:frame draw:style-name="fr2" draw:name="Afbeeldingen7" text:anchor-type="paragraph" svg:x="-0.949cm" svg:y="17.558cm" svg:width="6.301cm" svg:height="8.781cm" draw:z-index="6"><draw:image xlink:href="Pictures/10000201000001F4000002B91ED80D34.png" xlink:type="simple" xlink:show="embed" xlink:actuate="onLoad"/></draw:frame><draw:frame draw:style-name="fr2" draw:name="Afbeeldingen8" text:anchor-type="paragraph" svg:x="5.35cm" svg:y="17.558cm" svg:width="6.301cm" svg:height="8.781cm" draw:z-index="7"><draw:image xlink:href="Pictures/10000201000001F4000002B91EA17F3C.png" xlink:type="simple" xlink:show="embed" xlink:actuate="onLoad"/></draw:frame><draw:frame draw:style-name="fr2" draw:name="Afbeeldingen9" text:anchor-type="paragraph" svg:x="11.649cm" svg:y="17.558cm" svg:width="6.301cm" svg:height="8.781cm" draw:z-index="8"><draw:image xlink:href="Pictures/10000201000001F4000002B954C2E3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24:09.17</dc:date>
    <meta:editing-duration>PT00H05M36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